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70.44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6.71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75.8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_20170930T175925_final" table:style-name="ta1">
        <table:shapes>
          <draw:frame draw:z-index="0" draw:style-name="gr1" draw:text-style-name="P1" svg:width="1637.32pt" svg:height="698.71pt" svg:x="86.83pt" svg:y="134.02pt">
            <loext:p draw:notify-on-update-of-ranges="results_20170930T175925_final.A1:results_20170930T175925_final.A1 results_20170930T175925_final.A2:results_20170930T175925_final.A6 results_20170930T175925_final.B1:results_20170930T175925_final.B1 results_20170930T175925_final.B2:results_20170930T175925_final.B6 results_20170930T175925_final.A1:results_20170930T175925_final.A1 results_20170930T175925_final.A2:results_20170930T175925_final.A6 results_20170930T175925_final.C1:results_20170930T175925_final.C1 results_20170930T175925_final.C2:results_20170930T175925_final.C6 results_20170930T175925_final.A1:results_20170930T175925_final.A1 results_20170930T175925_final.A2:results_20170930T175925_final.A6 results_20170930T175925_final.D1:results_20170930T175925_final.D1 results_20170930T175925_final.D2:results_20170930T175925_final.D6 results_20170930T175925_final.A1:results_20170930T175925_final.A1 results_20170930T175925_final.A2:results_20170930T175925_final.A6 results_20170930T175925_final.E1:results_20170930T175925_final.E1 results_20170930T175925_final.E2:results_20170930T175925_final.E6 results_20170930T175925_final.A1:results_20170930T175925_final.A1 results_20170930T175925_final.A2:results_20170930T175925_final.A6 results_20170930T175925_final.F1:results_20170930T175925_final.F1 results_20170930T175925_final.F2:results_20170930T175925_final.F6 results_20170930T175925_final.A1:results_20170930T175925_final.A1 results_20170930T175925_final.A2:results_20170930T175925_final.A6 results_20170930T175925_final.G1:results_20170930T175925_final.G1 results_20170930T175925_final.G2:results_20170930T175925_final.G6 results_20170930T175925_final.A1:results_20170930T175925_final.A1 results_20170930T175925_final.A2:results_20170930T175925_final.A6 results_20170930T175925_final.H1:results_20170930T175925_final.H1 results_20170930T175925_final.H2:results_20170930T175925_final.H6 results_20170930T175925_final.A1:results_20170930T175925_final.A1 results_20170930T175925_final.A2:results_20170930T175925_final.A6 results_20170930T175925_final.I1:results_20170930T175925_final.I1 results_20170930T175925_final.I2:results_20170930T175925_final.I6 results_20170930T175925_final.A1:results_20170930T175925_final.A1 results_20170930T175925_final.A2:results_20170930T175925_final.A6 results_20170930T175925_final.J1:results_20170930T175925_final.J1 results_20170930T175925_final.J2:results_20170930T175925_final.J6 results_20170930T175925_final.A1:results_20170930T175925_final.A1 results_20170930T175925_final.A2:results_20170930T175925_final.A6 results_20170930T175925_final.K1:results_20170930T175925_final.K1 results_20170930T175925_final.K2:results_20170930T175925_final.K6 results_20170930T175925_final.A1:results_20170930T175925_final.A1 results_20170930T175925_final.A2:results_20170930T175925_final.A6 results_20170930T175925_final.L1:results_20170930T175925_final.L1 results_20170930T175925_final.L2:results_20170930T175925_final.L6 results_20170930T175925_final.A1:results_20170930T175925_final.A1 results_20170930T175925_final.A2:results_20170930T175925_final.A6 results_20170930T175925_final.M1:results_20170930T175925_final.M1 results_20170930T175925_final.M2:results_20170930T175925_final.M6 results_20170930T175925_final.A1:results_20170930T175925_final.A1 results_20170930T175925_final.A2:results_20170930T175925_final.A6 results_20170930T175925_final.N1:results_20170930T175925_final.N1 results_20170930T175925_final.N2:results_20170930T175925_final.N6 results_20170930T175925_final.A1:results_20170930T175925_final.A1 results_20170930T175925_final.A2:results_20170930T175925_final.A6 results_20170930T175925_final.O1:results_20170930T175925_final.O1 results_20170930T175925_final.O2:results_20170930T175925_final.O6 results_20170930T175925_final.A1:results_20170930T175925_final.A1 results_20170930T175925_final.A2:results_20170930T175925_final.A6 results_20170930T175925_final.P1:results_20170930T175925_final.P1 results_20170930T175925_final.P2:results_20170930T175925_final.P6 results_20170930T175925_final.A1:results_20170930T175925_final.A1 results_20170930T175925_final.A2:results_20170930T175925_final.A6 results_20170930T175925_final.Q1:results_20170930T175925_final.Q1 results_20170930T175925_final.Q2:results_20170930T175925_final.Q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umber Functions</text:p>
          </table:table-cell>
          <table:table-cell office:value-type="string" calcext:value-type="string">
            <text:p><text:s/>C (gcc -O2)</text:p>
          </table:table-cell>
          <table:table-cell office:value-type="string" calcext:value-type="string">
            <text:p><text:s/>C++ (g++ -O2)</text:p>
          </table:table-cell>
          <table:table-cell office:value-type="string" calcext:value-type="string">
            <text:p><text:s/>C++ (clang -O2)</text:p>
          </table:table-cell>
          <table:table-cell office:value-type="string" calcext:value-type="string">
            <text:p><text:s/>Go (go build)</text:p>
          </table:table-cell>
          <table:table-cell office:value-type="string" calcext:value-type="string">
            <text:p><text:s/>Rust (rustc -C opt-level=2)</text:p>
          </table:table-cell>
          <table:table-cell office:value-type="string" calcext:value-type="string">
            <text:p><text:s/>D (dmd -O)</text:p>
          </table:table-cell>
          <table:table-cell office:value-type="string" calcext:value-type="string">
            <text:p><text:s/>D (gdc -O)</text:p>
          </table:table-cell>
          <table:table-cell office:value-type="string" calcext:value-type="string">
            <text:p><text:s/>D (ldc2 -O)</text:p>
          </table:table-cell>
          <table:table-cell office:value-type="string" calcext:value-type="string">
            <text:p><text:s/>Haskell (ghc)</text:p>
          </table:table-cell>
          <table:table-cell office:value-type="string" calcext:value-type="string">
            <text:p><text:s/>OCaml (ocamlopt)</text:p>
          </table:table-cell>
          <table:table-cell office:value-type="string" calcext:value-type="string">
            <text:p><text:s/>CSharp (csc)</text:p>
          </table:table-cell>
          <table:table-cell office:value-type="string" calcext:value-type="string">
            <text:p><text:s/>FSharp (fsharpc)</text:p>
          </table:table-cell>
          <table:table-cell office:value-type="string" calcext:value-type="string">
            <text:p><text:s/>java (javac)</text:p>
          </table:table-cell>
          <table:table-cell office:value-type="string" calcext:value-type="string">
            <text:p><text:s/>Scala (scalac)</text:p>
          </table:table-cell>
          <table:table-cell office:value-type="string" calcext:value-type="string">
            <text:p><text:s/>Scala (dotc)</text:p>
          </table:table-cell>
          <table:table-cell office:value-type="string" calcext:value-type="string">
            <text:p><text:s/>Kotlin (kotlinc)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7518113" calcext:value-type="float">
            <text:p>5.7518113</text:p>
          </table:table-cell>
          <table:table-cell office:value-type="float" office:value="6.0498781" calcext:value-type="float">
            <text:p>6.0498781</text:p>
          </table:table-cell>
          <table:table-cell office:value-type="float" office:value="4.2485258" calcext:value-type="float">
            <text:p>4.2485258</text:p>
          </table:table-cell>
          <table:table-cell office:value-type="float" office:value="2.8496167" calcext:value-type="float">
            <text:p>2.8496167</text:p>
          </table:table-cell>
          <table:table-cell office:value-type="float" office:value="12.1589844" calcext:value-type="float">
            <text:p>12.1589844</text:p>
          </table:table-cell>
          <table:table-cell office:value-type="float" office:value="1.9432689" calcext:value-type="float">
            <text:p>1.9432689</text:p>
          </table:table-cell>
          <table:table-cell office:value-type="float" office:value="11.3566017" calcext:value-type="float">
            <text:p>11.3566017</text:p>
          </table:table-cell>
          <table:table-cell office:value-type="float" office:value="4.1464978" calcext:value-type="float">
            <text:p>4.1464978</text:p>
          </table:table-cell>
          <table:table-cell office:value-type="float" office:value="51.7377776" calcext:value-type="float">
            <text:p>51.7377776</text:p>
          </table:table-cell>
          <table:table-cell office:value-type="float" office:value="8.3764138" calcext:value-type="float">
            <text:p>8.3764138</text:p>
          </table:table-cell>
          <table:table-cell office:value-type="float" office:value="4.7455549" calcext:value-type="float">
            <text:p>4.7455549</text:p>
          </table:table-cell>
          <table:table-cell office:value-type="float" office:value="19.1744934" calcext:value-type="float">
            <text:p>19.1744934</text:p>
          </table:table-cell>
          <table:table-cell office:value-type="float" office:value="2.7453397" calcext:value-type="float">
            <text:p>2.7453397</text:p>
          </table:table-cell>
          <table:table-cell office:value-type="float" office:value="16.9810078" calcext:value-type="float">
            <text:p>16.9810078</text:p>
          </table:table-cell>
          <table:table-cell office:value-type="float" office:value="16.8757254" calcext:value-type="float">
            <text:p>16.8757254</text:p>
          </table:table-cell>
          <table:table-cell office:value-type="float" office:value="43.6329225" calcext:value-type="float">
            <text:p>43.63292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.2526195" calcext:value-type="float">
            <text:p>11.2526195</text:p>
          </table:table-cell>
          <table:table-cell office:value-type="float" office:value="11.9576099" calcext:value-type="float">
            <text:p>11.9576099</text:p>
          </table:table-cell>
          <table:table-cell office:value-type="float" office:value="8.0528689" calcext:value-type="float">
            <text:p>8.0528689</text:p>
          </table:table-cell>
          <table:table-cell office:value-type="float" office:value="4.8461336" calcext:value-type="float">
            <text:p>4.8461336</text:p>
          </table:table-cell>
          <table:table-cell office:value-type="float" office:value="23.3765" calcext:value-type="float">
            <text:p>23.3765</text:p>
          </table:table-cell>
          <table:table-cell office:value-type="float" office:value="3.1408229" calcext:value-type="float">
            <text:p>3.1408229</text:p>
          </table:table-cell>
          <table:table-cell office:value-type="float" office:value="20.3748343" calcext:value-type="float">
            <text:p>20.3748343</text:p>
          </table:table-cell>
          <table:table-cell office:value-type="float" office:value="6.5471357" calcext:value-type="float">
            <text:p>6.5471357</text:p>
          </table:table-cell>
          <table:table-cell office:value-type="float" office:value="111.0549252" calcext:value-type="float">
            <text:p>111.0549252</text:p>
          </table:table-cell>
          <table:table-cell office:value-type="float" office:value="21.9786057" calcext:value-type="float">
            <text:p>21.9786057</text:p>
          </table:table-cell>
          <table:table-cell office:value-type="float" office:value="8.4487797" calcext:value-type="float">
            <text:p>8.4487797</text:p>
          </table:table-cell>
          <table:table-cell office:value-type="float" office:value="38.3093258" calcext:value-type="float">
            <text:p>38.3093258</text:p>
          </table:table-cell>
          <table:table-cell office:value-type="float" office:value="3.6492042" calcext:value-type="float">
            <text:p>3.6492042</text:p>
          </table:table-cell>
          <table:table-cell office:value-type="float" office:value="28.3979949" calcext:value-type="float">
            <text:p>28.3979949</text:p>
          </table:table-cell>
          <table:table-cell office:value-type="float" office:value="24.3785744" calcext:value-type="float">
            <text:p>24.3785744</text:p>
          </table:table-cell>
          <table:table-cell office:value-type="float" office:value="102.2322943" calcext:value-type="float">
            <text:p>102.232294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7.2642235" calcext:value-type="float">
            <text:p>17.2642235</text:p>
          </table:table-cell>
          <table:table-cell office:value-type="float" office:value="18.4682715" calcext:value-type="float">
            <text:p>18.4682715</text:p>
          </table:table-cell>
          <table:table-cell office:value-type="float" office:value="11.9565189" calcext:value-type="float">
            <text:p>11.9565189</text:p>
          </table:table-cell>
          <table:table-cell office:value-type="float" office:value="7.4480165" calcext:value-type="float">
            <text:p>7.4480165</text:p>
          </table:table-cell>
          <table:table-cell office:value-type="float" office:value="36.2889791" calcext:value-type="float">
            <text:p>36.2889791</text:p>
          </table:table-cell>
          <table:table-cell office:value-type="float" office:value="4.7468014" calcext:value-type="float">
            <text:p>4.7468014</text:p>
          </table:table-cell>
          <table:table-cell office:value-type="float" office:value="29.7893844" calcext:value-type="float">
            <text:p>29.7893844</text:p>
          </table:table-cell>
          <table:table-cell office:value-type="float" office:value="9.6552563" calcext:value-type="float">
            <text:p>9.6552563</text:p>
          </table:table-cell>
          <table:table-cell office:value-type="float" office:value="187.2996763" calcext:value-type="float">
            <text:p>187.2996763</text:p>
          </table:table-cell>
          <table:table-cell office:value-type="float" office:value="43.8278072" calcext:value-type="float">
            <text:p>43.8278072</text:p>
          </table:table-cell>
          <table:table-cell office:value-type="float" office:value="11.9551732" calcext:value-type="float">
            <text:p>11.9551732</text:p>
          </table:table-cell>
          <table:table-cell office:value-type="float" office:value="58.7473518" calcext:value-type="float">
            <text:p>58.7473518</text:p>
          </table:table-cell>
          <table:table-cell office:value-type="float" office:value="4.5474734" calcext:value-type="float">
            <text:p>4.5474734</text:p>
          </table:table-cell>
          <table:table-cell office:value-type="float" office:value="38.9075249" calcext:value-type="float">
            <text:p>38.9075249</text:p>
          </table:table-cell>
          <table:table-cell office:value-type="float" office:value="32.8966758" calcext:value-type="float">
            <text:p>32.8966758</text:p>
          </table:table-cell>
          <table:table-cell office:value-type="float" office:value="179.1751354" calcext:value-type="float">
            <text:p>179.17513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6710524" calcext:value-type="float">
            <text:p>23.6710524</text:p>
          </table:table-cell>
          <table:table-cell office:value-type="float" office:value="24.6806839" calcext:value-type="float">
            <text:p>24.6806839</text:p>
          </table:table-cell>
          <table:table-cell office:value-type="float" office:value="15.9600198" calcext:value-type="float">
            <text:p>15.9600198</text:p>
          </table:table-cell>
          <table:table-cell office:value-type="float" office:value="9.6532097" calcext:value-type="float">
            <text:p>9.6532097</text:p>
          </table:table-cell>
          <table:table-cell office:value-type="float" office:value="48.9272773" calcext:value-type="float">
            <text:p>48.9272773</text:p>
          </table:table-cell>
          <table:table-cell office:value-type="float" office:value="6.3491949" calcext:value-type="float">
            <text:p>6.3491949</text:p>
          </table:table-cell>
          <table:table-cell office:value-type="float" office:value="39.2090305" calcext:value-type="float">
            <text:p>39.2090305</text:p>
          </table:table-cell>
          <table:table-cell office:value-type="float" office:value="12.8601491" calcext:value-type="float">
            <text:p>12.8601491</text:p>
          </table:table-cell>
          <table:table-cell office:value-type="float" office:value="282.4992349" calcext:value-type="float">
            <text:p>282.4992349</text:p>
          </table:table-cell>
          <table:table-cell office:value-type="float" office:value="80.3041414" calcext:value-type="float">
            <text:p>80.3041414</text:p>
          </table:table-cell>
          <table:table-cell office:value-type="float" office:value="16.0636183" calcext:value-type="float">
            <text:p>16.0636183</text:p>
          </table:table-cell>
          <table:table-cell office:value-type="float" office:value="80.3781216" calcext:value-type="float">
            <text:p>80.3781216</text:p>
          </table:table-cell>
          <table:table-cell office:value-type="float" office:value="5.3501461" calcext:value-type="float">
            <text:p>5.3501461</text:p>
          </table:table-cell>
          <table:table-cell office:value-type="float" office:value="56.8512544" calcext:value-type="float">
            <text:p>56.8512544</text:p>
          </table:table-cell>
          <table:table-cell office:value-type="float" office:value="40.7185017" calcext:value-type="float">
            <text:p>40.7185017</text:p>
          </table:table-cell>
          <table:table-cell office:value-type="float" office:value="266.9756092" calcext:value-type="float">
            <text:p>266.975609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9.3928449" calcext:value-type="float">
            <text:p>29.3928449</text:p>
          </table:table-cell>
          <table:table-cell office:value-type="float" office:value="31.087955" calcext:value-type="float">
            <text:p>31.087955</text:p>
          </table:table-cell>
          <table:table-cell office:value-type="float" office:value="19.8711736" calcext:value-type="float">
            <text:p>19.8711736</text:p>
          </table:table-cell>
          <table:table-cell office:value-type="float" office:value="12.1617912" calcext:value-type="float">
            <text:p>12.1617912</text:p>
          </table:table-cell>
          <table:table-cell office:value-type="float" office:value="63.9555127" calcext:value-type="float">
            <text:p>63.9555127</text:p>
          </table:table-cell>
          <table:table-cell office:value-type="float" office:value="8.3526116" calcext:value-type="float">
            <text:p>8.3526116</text:p>
          </table:table-cell>
          <table:table-cell office:value-type="float" office:value="48.4259045" calcext:value-type="float">
            <text:p>48.4259045</text:p>
          </table:table-cell>
          <table:table-cell office:value-type="float" office:value="16.0672402" calcext:value-type="float">
            <text:p>16.0672402</text:p>
          </table:table-cell>
          <table:table-cell office:value-type="float" office:value="388.7837552" calcext:value-type="float">
            <text:p>388.7837552</text:p>
          </table:table-cell>
          <table:table-cell office:value-type="float" office:value="127.5149941" calcext:value-type="float">
            <text:p>127.5149941</text:p>
          </table:table-cell>
          <table:table-cell office:value-type="float" office:value="20.2750775" calcext:value-type="float">
            <text:p>20.2750775</text:p>
          </table:table-cell>
          <table:table-cell office:value-type="float" office:value="104.534265" calcext:value-type="float">
            <text:p>104.534265</text:p>
          </table:table-cell>
          <table:table-cell table:number-columns-repeated="4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12:38:08.699422159</dc:date>
    <meta:editing-duration>PT1M23S</meta:editing-duration>
    <meta:editing-cycles>1</meta:editing-cycles>
    <meta:document-statistic meta:table-count="1" meta:cell-count="1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57.762cm" svg:height="24.65cm" xlink:href=".." xlink:type="simple" chart:class="chart:scatter" chart:style-name="ch1">
        <chart:legend chart:legend-position="end" svg:x="52.853cm" svg:y="8.291cm" style:legend-expansion="high" chart:style-name="ch2"/>
        <chart:plot-area chart:style-name="ch3" table:cell-range-address="results_20170930T175925_final.A1:results_20170930T175925_final.Q6" chart:data-source-has-labels="row" svg:x="1.155cm" svg:y="0.493cm" svg:width="50.543cm" svg:height="23.664cm">
          <chartooo:coordinate-region svg:x="1.962cm" svg:y="0.692cm" svg:width="49.271cm" svg:height="22.8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_20170930T175925_final.B2:results_20170930T175925_final.B6" chart:label-cell-address="results_20170930T175925_final.B1:results_20170930T175925_final.B1" chart:class="chart:scatter">
            <chart:domain table:cell-range-address="results_20170930T175925_final.A2:results_20170930T175925_final.A6"/>
            <chart:data-point chart:repeated="5"/>
          </chart:series>
          <chart:series chart:style-name="ch7" chart:values-cell-range-address="results_20170930T175925_final.C2:results_20170930T175925_final.C6" chart:label-cell-address="results_20170930T175925_final.C1:results_20170930T175925_final.C1" chart:class="chart:scatter">
            <chart:data-point chart:repeated="5"/>
          </chart:series>
          <chart:series chart:style-name="ch8" chart:values-cell-range-address="results_20170930T175925_final.D2:results_20170930T175925_final.D6" chart:label-cell-address="results_20170930T175925_final.D1:results_20170930T175925_final.D1" chart:class="chart:scatter">
            <chart:data-point chart:repeated="5"/>
          </chart:series>
          <chart:series chart:style-name="ch9" chart:values-cell-range-address="results_20170930T175925_final.E2:results_20170930T175925_final.E6" chart:label-cell-address="results_20170930T175925_final.E1:results_20170930T175925_final.E1" chart:class="chart:scatter">
            <chart:data-point chart:repeated="5"/>
          </chart:series>
          <chart:series chart:style-name="ch10" chart:values-cell-range-address="results_20170930T175925_final.F2:results_20170930T175925_final.F6" chart:label-cell-address="results_20170930T175925_final.F1:results_20170930T175925_final.F1" chart:class="chart:scatter">
            <chart:data-point chart:repeated="5"/>
          </chart:series>
          <chart:series chart:style-name="ch11" chart:values-cell-range-address="results_20170930T175925_final.G2:results_20170930T175925_final.G6" chart:label-cell-address="results_20170930T175925_final.G1:results_20170930T175925_final.G1" chart:class="chart:scatter">
            <chart:data-point chart:repeated="5"/>
          </chart:series>
          <chart:series chart:style-name="ch12" chart:values-cell-range-address="results_20170930T175925_final.H2:results_20170930T175925_final.H6" chart:label-cell-address="results_20170930T175925_final.H1:results_20170930T175925_final.H1" chart:class="chart:scatter">
            <chart:data-point chart:repeated="5"/>
          </chart:series>
          <chart:series chart:style-name="ch13" chart:values-cell-range-address="results_20170930T175925_final.I2:results_20170930T175925_final.I6" chart:label-cell-address="results_20170930T175925_final.I1:results_20170930T175925_final.I1" chart:class="chart:scatter">
            <chart:data-point chart:repeated="5"/>
          </chart:series>
          <chart:series chart:style-name="ch14" chart:values-cell-range-address="results_20170930T175925_final.J2:results_20170930T175925_final.J6" chart:label-cell-address="results_20170930T175925_final.J1:results_20170930T175925_final.J1" chart:class="chart:scatter">
            <chart:data-point chart:repeated="5"/>
          </chart:series>
          <chart:series chart:style-name="ch15" chart:values-cell-range-address="results_20170930T175925_final.K2:results_20170930T175925_final.K6" chart:label-cell-address="results_20170930T175925_final.K1:results_20170930T175925_final.K1" chart:class="chart:scatter">
            <chart:data-point chart:repeated="5"/>
          </chart:series>
          <chart:series chart:style-name="ch16" chart:values-cell-range-address="results_20170930T175925_final.L2:results_20170930T175925_final.L6" chart:label-cell-address="results_20170930T175925_final.L1:results_20170930T175925_final.L1" chart:class="chart:scatter">
            <chart:data-point chart:repeated="5"/>
          </chart:series>
          <chart:series chart:style-name="ch17" chart:values-cell-range-address="results_20170930T175925_final.M2:results_20170930T175925_final.M6" chart:label-cell-address="results_20170930T175925_final.M1:results_20170930T175925_final.M1" chart:class="chart:scatter">
            <chart:data-point chart:repeated="5"/>
          </chart:series>
          <chart:series chart:style-name="ch18" chart:values-cell-range-address="results_20170930T175925_final.N2:results_20170930T175925_final.N6" chart:label-cell-address="results_20170930T175925_final.N1:results_20170930T175925_final.N1" chart:class="chart:scatter">
            <chart:data-point chart:repeated="5"/>
          </chart:series>
          <chart:series chart:style-name="ch19" chart:values-cell-range-address="results_20170930T175925_final.O2:results_20170930T175925_final.O6" chart:label-cell-address="results_20170930T175925_final.O1:results_20170930T175925_final.O1" chart:class="chart:scatter">
            <chart:data-point chart:repeated="5"/>
          </chart:series>
          <chart:series chart:style-name="ch20" chart:values-cell-range-address="results_20170930T175925_final.P2:results_20170930T175925_final.P6" chart:label-cell-address="results_20170930T175925_final.P1:results_20170930T175925_final.P1" chart:class="chart:scatter">
            <chart:data-point chart:repeated="5"/>
          </chart:series>
          <chart:series chart:style-name="ch21" chart:values-cell-range-address="results_20170930T175925_final.Q2:results_20170930T175925_final.Q6" chart:label-cell-address="results_20170930T175925_final.Q1:results_20170930T175925_final.Q1" chart:class="chart:scatte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C (gcc -O2)</text:p>
                <draw:g>
                  <svg:desc>results_20170930T175925_final.B1:results_20170930T175925_final.B1</svg:desc>
                </draw:g>
              </table:table-cell>
              <table:table-cell office:value-type="string">
                <text:p> C++ (g++ -O2)</text:p>
                <draw:g>
                  <svg:desc>results_20170930T175925_final.C1:results_20170930T175925_final.C1</svg:desc>
                </draw:g>
              </table:table-cell>
              <table:table-cell office:value-type="string">
                <text:p> C++ (clang -O2)</text:p>
                <draw:g>
                  <svg:desc>results_20170930T175925_final.D1:results_20170930T175925_final.D1</svg:desc>
                </draw:g>
              </table:table-cell>
              <table:table-cell office:value-type="string">
                <text:p> Go (go build)</text:p>
                <draw:g>
                  <svg:desc>results_20170930T175925_final.E1:results_20170930T175925_final.E1</svg:desc>
                </draw:g>
              </table:table-cell>
              <table:table-cell office:value-type="string">
                <text:p> Rust (rustc -C opt-level=2)</text:p>
                <draw:g>
                  <svg:desc>results_20170930T175925_final.F1:results_20170930T175925_final.F1</svg:desc>
                </draw:g>
              </table:table-cell>
              <table:table-cell office:value-type="string">
                <text:p> D (dmd -O)</text:p>
                <draw:g>
                  <svg:desc>results_20170930T175925_final.G1:results_20170930T175925_final.G1</svg:desc>
                </draw:g>
              </table:table-cell>
              <table:table-cell office:value-type="string">
                <text:p> D (gdc -O)</text:p>
                <draw:g>
                  <svg:desc>results_20170930T175925_final.H1:results_20170930T175925_final.H1</svg:desc>
                </draw:g>
              </table:table-cell>
              <table:table-cell office:value-type="string">
                <text:p> D (ldc2 -O)</text:p>
                <draw:g>
                  <svg:desc>results_20170930T175925_final.I1:results_20170930T175925_final.I1</svg:desc>
                </draw:g>
              </table:table-cell>
              <table:table-cell office:value-type="string">
                <text:p> Haskell (ghc)</text:p>
                <draw:g>
                  <svg:desc>results_20170930T175925_final.J1:results_20170930T175925_final.J1</svg:desc>
                </draw:g>
              </table:table-cell>
              <table:table-cell office:value-type="string">
                <text:p> OCaml (ocamlopt)</text:p>
                <draw:g>
                  <svg:desc>results_20170930T175925_final.K1:results_20170930T175925_final.K1</svg:desc>
                </draw:g>
              </table:table-cell>
              <table:table-cell office:value-type="string">
                <text:p> CSharp (csc)</text:p>
                <draw:g>
                  <svg:desc>results_20170930T175925_final.L1:results_20170930T175925_final.L1</svg:desc>
                </draw:g>
              </table:table-cell>
              <table:table-cell office:value-type="string">
                <text:p> FSharp (fsharpc)</text:p>
                <draw:g>
                  <svg:desc>results_20170930T175925_final.M1:results_20170930T175925_final.M1</svg:desc>
                </draw:g>
              </table:table-cell>
              <table:table-cell office:value-type="string">
                <text:p> java (javac)</text:p>
                <draw:g>
                  <svg:desc>results_20170930T175925_final.N1:results_20170930T175925_final.N1</svg:desc>
                </draw:g>
              </table:table-cell>
              <table:table-cell office:value-type="string">
                <text:p> Scala (scalac)</text:p>
                <draw:g>
                  <svg:desc>results_20170930T175925_final.O1:results_20170930T175925_final.O1</svg:desc>
                </draw:g>
              </table:table-cell>
              <table:table-cell office:value-type="string">
                <text:p> Scala (dotc)</text:p>
                <draw:g>
                  <svg:desc>results_20170930T175925_final.P1:results_20170930T175925_final.P1</svg:desc>
                </draw:g>
              </table:table-cell>
              <table:table-cell office:value-type="string">
                <text:p> Kotlin (kotlinc)</text:p>
                <draw:g>
                  <svg:desc>results_20170930T175925_final.Q1:results_20170930T175925_final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results_20170930T175925_final.A2:results_20170930T175925_final.A6</svg:desc>
                </draw:g>
              </table:table-cell>
              <table:table-cell office:value-type="float" office:value="5.7518113">
                <text:p>5.7518113</text:p>
                <draw:g>
                  <svg:desc>results_20170930T175925_final.B2:results_20170930T175925_final.B6</svg:desc>
                </draw:g>
              </table:table-cell>
              <table:table-cell office:value-type="float" office:value="6.0498781">
                <text:p>6.0498781</text:p>
                <draw:g>
                  <svg:desc>results_20170930T175925_final.C2:results_20170930T175925_final.C6</svg:desc>
                </draw:g>
              </table:table-cell>
              <table:table-cell office:value-type="float" office:value="4.2485258">
                <text:p>4.2485258</text:p>
                <draw:g>
                  <svg:desc>results_20170930T175925_final.D2:results_20170930T175925_final.D6</svg:desc>
                </draw:g>
              </table:table-cell>
              <table:table-cell office:value-type="float" office:value="2.8496167">
                <text:p>2.8496167</text:p>
                <draw:g>
                  <svg:desc>results_20170930T175925_final.E2:results_20170930T175925_final.E6</svg:desc>
                </draw:g>
              </table:table-cell>
              <table:table-cell office:value-type="float" office:value="12.1589844">
                <text:p>12.1589844</text:p>
                <draw:g>
                  <svg:desc>results_20170930T175925_final.F2:results_20170930T175925_final.F6</svg:desc>
                </draw:g>
              </table:table-cell>
              <table:table-cell office:value-type="float" office:value="1.9432689">
                <text:p>1.9432689</text:p>
                <draw:g>
                  <svg:desc>results_20170930T175925_final.G2:results_20170930T175925_final.G6</svg:desc>
                </draw:g>
              </table:table-cell>
              <table:table-cell office:value-type="float" office:value="11.3566017">
                <text:p>11.3566017</text:p>
                <draw:g>
                  <svg:desc>results_20170930T175925_final.H2:results_20170930T175925_final.H6</svg:desc>
                </draw:g>
              </table:table-cell>
              <table:table-cell office:value-type="float" office:value="4.1464978">
                <text:p>4.1464978</text:p>
                <draw:g>
                  <svg:desc>results_20170930T175925_final.I2:results_20170930T175925_final.I6</svg:desc>
                </draw:g>
              </table:table-cell>
              <table:table-cell office:value-type="float" office:value="51.7377776">
                <text:p>51.7377776</text:p>
                <draw:g>
                  <svg:desc>results_20170930T175925_final.J2:results_20170930T175925_final.J6</svg:desc>
                </draw:g>
              </table:table-cell>
              <table:table-cell office:value-type="float" office:value="8.3764138">
                <text:p>8.3764138</text:p>
                <draw:g>
                  <svg:desc>results_20170930T175925_final.K2:results_20170930T175925_final.K6</svg:desc>
                </draw:g>
              </table:table-cell>
              <table:table-cell office:value-type="float" office:value="4.7455549">
                <text:p>4.7455549</text:p>
                <draw:g>
                  <svg:desc>results_20170930T175925_final.L2:results_20170930T175925_final.L6</svg:desc>
                </draw:g>
              </table:table-cell>
              <table:table-cell office:value-type="float" office:value="19.1744934">
                <text:p>19.1744934</text:p>
                <draw:g>
                  <svg:desc>results_20170930T175925_final.M2:results_20170930T175925_final.M6</svg:desc>
                </draw:g>
              </table:table-cell>
              <table:table-cell office:value-type="float" office:value="2.7453397">
                <text:p>2.7453397</text:p>
                <draw:g>
                  <svg:desc>results_20170930T175925_final.N2:results_20170930T175925_final.N6</svg:desc>
                </draw:g>
              </table:table-cell>
              <table:table-cell office:value-type="float" office:value="16.9810078">
                <text:p>16.9810078</text:p>
                <draw:g>
                  <svg:desc>results_20170930T175925_final.O2:results_20170930T175925_final.O6</svg:desc>
                </draw:g>
              </table:table-cell>
              <table:table-cell office:value-type="float" office:value="16.8757254">
                <text:p>16.8757254</text:p>
                <draw:g>
                  <svg:desc>results_20170930T175925_final.P2:results_20170930T175925_final.P6</svg:desc>
                </draw:g>
              </table:table-cell>
              <table:table-cell office:value-type="float" office:value="43.6329225">
                <text:p>43.6329225</text:p>
                <draw:g>
                  <svg:desc>results_20170930T175925_final.Q2:results_20170930T175925_final.Q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1.2526195">
                <text:p>11.2526195</text:p>
              </table:table-cell>
              <table:table-cell office:value-type="float" office:value="11.9576099">
                <text:p>11.9576099</text:p>
              </table:table-cell>
              <table:table-cell office:value-type="float" office:value="8.0528689">
                <text:p>8.0528689</text:p>
              </table:table-cell>
              <table:table-cell office:value-type="float" office:value="4.8461336">
                <text:p>4.8461336</text:p>
              </table:table-cell>
              <table:table-cell office:value-type="float" office:value="23.3765">
                <text:p>23.3765</text:p>
              </table:table-cell>
              <table:table-cell office:value-type="float" office:value="3.1408229">
                <text:p>3.1408229</text:p>
              </table:table-cell>
              <table:table-cell office:value-type="float" office:value="20.3748343">
                <text:p>20.3748343</text:p>
              </table:table-cell>
              <table:table-cell office:value-type="float" office:value="6.5471357">
                <text:p>6.5471357</text:p>
              </table:table-cell>
              <table:table-cell office:value-type="float" office:value="111.0549252">
                <text:p>111.0549252</text:p>
              </table:table-cell>
              <table:table-cell office:value-type="float" office:value="21.9786057">
                <text:p>21.9786057</text:p>
              </table:table-cell>
              <table:table-cell office:value-type="float" office:value="8.4487797">
                <text:p>8.4487797</text:p>
              </table:table-cell>
              <table:table-cell office:value-type="float" office:value="38.3093258">
                <text:p>38.3093258</text:p>
              </table:table-cell>
              <table:table-cell office:value-type="float" office:value="3.6492042">
                <text:p>3.6492042</text:p>
              </table:table-cell>
              <table:table-cell office:value-type="float" office:value="28.3979949">
                <text:p>28.3979949</text:p>
              </table:table-cell>
              <table:table-cell office:value-type="float" office:value="24.3785744">
                <text:p>24.3785744</text:p>
              </table:table-cell>
              <table:table-cell office:value-type="float" office:value="102.2322943">
                <text:p>102.2322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17.2642235">
                <text:p>17.2642235</text:p>
              </table:table-cell>
              <table:table-cell office:value-type="float" office:value="18.4682715">
                <text:p>18.4682715</text:p>
              </table:table-cell>
              <table:table-cell office:value-type="float" office:value="11.9565189">
                <text:p>11.9565189</text:p>
              </table:table-cell>
              <table:table-cell office:value-type="float" office:value="7.4480165">
                <text:p>7.4480165</text:p>
              </table:table-cell>
              <table:table-cell office:value-type="float" office:value="36.2889791">
                <text:p>36.2889791</text:p>
              </table:table-cell>
              <table:table-cell office:value-type="float" office:value="4.7468014">
                <text:p>4.7468014</text:p>
              </table:table-cell>
              <table:table-cell office:value-type="float" office:value="29.7893844">
                <text:p>29.7893844</text:p>
              </table:table-cell>
              <table:table-cell office:value-type="float" office:value="9.6552563">
                <text:p>9.6552563</text:p>
              </table:table-cell>
              <table:table-cell office:value-type="float" office:value="187.2996763">
                <text:p>187.2996763</text:p>
              </table:table-cell>
              <table:table-cell office:value-type="float" office:value="43.8278072">
                <text:p>43.8278072</text:p>
              </table:table-cell>
              <table:table-cell office:value-type="float" office:value="11.9551732">
                <text:p>11.9551732</text:p>
              </table:table-cell>
              <table:table-cell office:value-type="float" office:value="58.7473518">
                <text:p>58.7473518</text:p>
              </table:table-cell>
              <table:table-cell office:value-type="float" office:value="4.5474734">
                <text:p>4.5474734</text:p>
              </table:table-cell>
              <table:table-cell office:value-type="float" office:value="38.9075249">
                <text:p>38.9075249</text:p>
              </table:table-cell>
              <table:table-cell office:value-type="float" office:value="32.8966758">
                <text:p>32.8966758</text:p>
              </table:table-cell>
              <table:table-cell office:value-type="float" office:value="179.1751354">
                <text:p>179.1751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23.6710524">
                <text:p>23.6710524</text:p>
              </table:table-cell>
              <table:table-cell office:value-type="float" office:value="24.6806839">
                <text:p>24.6806839</text:p>
              </table:table-cell>
              <table:table-cell office:value-type="float" office:value="15.9600198">
                <text:p>15.9600198</text:p>
              </table:table-cell>
              <table:table-cell office:value-type="float" office:value="9.6532097">
                <text:p>9.6532097</text:p>
              </table:table-cell>
              <table:table-cell office:value-type="float" office:value="48.9272773">
                <text:p>48.9272773</text:p>
              </table:table-cell>
              <table:table-cell office:value-type="float" office:value="6.3491949">
                <text:p>6.3491949</text:p>
              </table:table-cell>
              <table:table-cell office:value-type="float" office:value="39.2090305">
                <text:p>39.2090305</text:p>
              </table:table-cell>
              <table:table-cell office:value-type="float" office:value="12.8601491">
                <text:p>12.8601491</text:p>
              </table:table-cell>
              <table:table-cell office:value-type="float" office:value="282.4992349">
                <text:p>282.4992349</text:p>
              </table:table-cell>
              <table:table-cell office:value-type="float" office:value="80.3041414">
                <text:p>80.3041414</text:p>
              </table:table-cell>
              <table:table-cell office:value-type="float" office:value="16.0636183">
                <text:p>16.0636183</text:p>
              </table:table-cell>
              <table:table-cell office:value-type="float" office:value="80.3781216">
                <text:p>80.3781216</text:p>
              </table:table-cell>
              <table:table-cell office:value-type="float" office:value="5.3501461">
                <text:p>5.3501461</text:p>
              </table:table-cell>
              <table:table-cell office:value-type="float" office:value="56.8512544">
                <text:p>56.8512544</text:p>
              </table:table-cell>
              <table:table-cell office:value-type="float" office:value="40.7185017">
                <text:p>40.7185017</text:p>
              </table:table-cell>
              <table:table-cell office:value-type="float" office:value="266.9756092">
                <text:p>266.9756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29.3928449">
                <text:p>29.3928449</text:p>
              </table:table-cell>
              <table:table-cell office:value-type="float" office:value="31.087955">
                <text:p>31.087955</text:p>
              </table:table-cell>
              <table:table-cell office:value-type="float" office:value="19.8711736">
                <text:p>19.8711736</text:p>
              </table:table-cell>
              <table:table-cell office:value-type="float" office:value="12.1617912">
                <text:p>12.1617912</text:p>
              </table:table-cell>
              <table:table-cell office:value-type="float" office:value="63.9555127">
                <text:p>63.9555127</text:p>
              </table:table-cell>
              <table:table-cell office:value-type="float" office:value="8.3526116">
                <text:p>8.3526116</text:p>
              </table:table-cell>
              <table:table-cell office:value-type="float" office:value="48.4259045">
                <text:p>48.4259045</text:p>
              </table:table-cell>
              <table:table-cell office:value-type="float" office:value="16.0672402">
                <text:p>16.0672402</text:p>
              </table:table-cell>
              <table:table-cell office:value-type="float" office:value="388.7837552">
                <text:p>388.7837552</text:p>
              </table:table-cell>
              <table:table-cell office:value-type="float" office:value="127.5149941">
                <text:p>127.5149941</text:p>
              </table:table-cell>
              <table:table-cell office:value-type="float" office:value="20.2750775">
                <text:p>20.2750775</text:p>
              </table:table-cell>
              <table:table-cell office:value-type="float" office:value="104.534265">
                <text:p>104.53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